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1cm" svg:x="6.5cm" svg:y="4.5cm">
          <text:p text:style-name="P1"><text:span text:style-name="T1">Escribir “Introduce un</text:span></text:p>
          <text:p text:style-name="P1"><text:span text:style-name="T1">númer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7cm">
          <text:p text:style-name="P1"><text:span text:style-name="T1">Leer 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2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2cm" svg:height="2cm" svg:x="8.5cm" svg:y="9cm">
          <text:p text:style-name="P1"><text:span text:style-name="T1">n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3" draw:layer="layout" svg:width="1cm" svg:height="1cm" svg:x="9cm" svg:y="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5.5cm" svg:height="1cm" svg:x="2.5cm" svg:y="11.5cm">
          <text:p text:style-name="P1"><text:span text:style-name="T1">Escribir “el número es</text:span></text:p>
          <text:p text:style-name="P1"><text:span text:style-name="T1">positiv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9.5cm" svg:y1="3cm" svg:x2="9.5cm" svg:y2="4.5cm">
          <text:p/>
        </draw:line>
        <draw:line draw:style-name="gr3" draw:text-style-name="P3" draw:layer="layout" svg:x1="9.5cm" svg:y1="5.5cm" svg:x2="9.5cm" svg:y2="7cm">
          <text:p/>
        </draw:line>
        <draw:line draw:style-name="gr3" draw:text-style-name="P3" draw:layer="layout" svg:x1="9.5cm" svg:y1="8cm" svg:x2="9.5cm" svg:y2="9cm">
          <text:p/>
        </draw:line>
        <draw:connector draw:style-name="gr3" draw:text-style-name="P3" draw:layer="layout" svg:x1="8.5cm" svg:y1="9.999cm" svg:x2="5.249cm" svg:y2="11.5cm" draw:start-shape="id1" draw:start-glue-point="5" draw:end-shape="id2" draw:end-glue-point="5" svg:d="m8500 9999h-3251v1501">
          <text:p/>
        </draw:connector>
        <draw:connector draw:style-name="gr3" draw:text-style-name="P3" draw:layer="layout" svg:x1="5.249cm" svg:y1="12.5cm" svg:x2="9cm" svg:y2="13.499cm" draw:start-shape="id2" draw:start-glue-point="8" draw:end-shape="id3" draw:end-glue-point="6" svg:d="m5249 12500v999h3751">
          <text:p/>
        </draw:connector>
        <draw:connector draw:style-name="gr3" draw:text-style-name="P3" draw:layer="layout" draw:line-skew="3.499cm" svg:x1="10.5cm" svg:y1="9.999cm" svg:x2="10cm" svg:y2="13.499cm" draw:start-shape="id1" draw:start-glue-point="7" draw:end-shape="id3" draw:end-glue-point="10" svg:d="m10500 9999h4000v3500h-4500">
          <text:p/>
        </draw:connector>
        <draw:custom-shape draw:style-name="gr1" draw:text-style-name="P2" draw:id="id4" draw:layer="layout" svg:width="2cm" svg:height="2cm" svg:x="8.5cm" svg:y="15cm">
          <text:p text:style-name="P1"><text:span text:style-name="T1">n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6" draw:layer="layout" svg:width="1cm" svg:height="1cm" svg:x="9cm" svg:y="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5.5cm" svg:height="1cm" svg:x="2.5cm" svg:y="17.5cm">
          <text:p text:style-name="P1"><text:span text:style-name="T1">Escribir “el número es</text:span></text:p>
          <text:p text:style-name="P1"><text:span text:style-name="T1">negativ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8.5cm" svg:y1="15.999cm" svg:x2="5.249cm" svg:y2="17.5cm" draw:start-shape="id4" draw:start-glue-point="5" draw:end-shape="id5" draw:end-glue-point="5" svg:d="m8500 15999h-3251v1501">
          <text:p/>
        </draw:connector>
        <draw:connector draw:style-name="gr3" draw:text-style-name="P3" draw:layer="layout" svg:x1="5.249cm" svg:y1="18.5cm" svg:x2="9cm" svg:y2="19.499cm" draw:start-shape="id5" draw:start-glue-point="8" draw:end-shape="id6" draw:end-glue-point="6" svg:d="m5249 18500v999h3751">
          <text:p/>
        </draw:connector>
        <draw:connector draw:style-name="gr3" draw:text-style-name="P3" draw:layer="layout" draw:line-skew="3.499cm" svg:x1="10.5cm" svg:y1="15.999cm" svg:x2="10cm" svg:y2="19.499cm" draw:start-shape="id4" draw:start-glue-point="7" draw:end-shape="id6" draw:end-glue-point="10" svg:d="m10500 15999h4000v3500h-4500">
          <text:p/>
        </draw:connector>
        <draw:custom-shape draw:style-name="gr1" draw:text-style-name="P2" draw:id="id7" draw:layer="layout" svg:width="2cm" svg:height="2cm" svg:x="8.5cm" svg:y="21cm">
          <text:p text:style-name="P1"><text:span text:style-name="T1">n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9" draw:layer="layout" svg:width="1cm" svg:height="1cm" svg:x="9cm" svg:y="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8" draw:layer="layout" svg:width="5.5cm" svg:height="1cm" svg:x="2.5cm" svg:y="23.5cm">
          <text:p text:style-name="P1"><text:span text:style-name="T1">Escribir “el número no es</text:span></text:p>
          <text:p text:style-name="P1"><text:span text:style-name="T1">positivo ni negativ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8.5cm" svg:y1="21.999cm" svg:x2="5.249cm" svg:y2="23.5cm" draw:start-shape="id7" draw:start-glue-point="5" draw:end-shape="id8" draw:end-glue-point="5" svg:d="m8500 21999h-3251v1501">
          <text:p/>
        </draw:connector>
        <draw:connector draw:style-name="gr3" draw:text-style-name="P3" draw:layer="layout" svg:x1="5.249cm" svg:y1="24.5cm" svg:x2="9cm" svg:y2="25.499cm" draw:start-shape="id8" draw:start-glue-point="8" draw:end-shape="id9" draw:end-glue-point="6" svg:d="m5249 24500v999h3751">
          <text:p/>
        </draw:connector>
        <draw:connector draw:style-name="gr3" draw:text-style-name="P3" draw:layer="layout" draw:line-skew="3.499cm" svg:x1="10.5cm" svg:y1="21.999cm" svg:x2="10cm" svg:y2="25.499cm" draw:start-shape="id7" draw:start-glue-point="7" draw:end-shape="id9" draw:end-glue-point="10" svg:d="m10500 21999h4000v3500h-4500">
          <text:p/>
        </draw:connector>
        <draw:line draw:style-name="gr3" draw:text-style-name="P3" draw:layer="layout" svg:x1="9.5cm" svg:y1="14cm" svg:x2="9.5cm" svg:y2="15cm">
          <text:p/>
        </draw:line>
        <draw:line draw:style-name="gr3" draw:text-style-name="P3" draw:layer="layout" svg:x1="9.5cm" svg:y1="20cm" svg:x2="9.5cm" svg:y2="21cm">
          <text:p/>
        </draw:line>
        <draw:custom-shape draw:style-name="gr1" draw:text-style-name="P2" draw:layer="layout" svg:width="4cm" svg:height="1cm" svg:x="7.5cm" svg:y="27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3" draw:layer="layout" svg:x1="9.5cm" svg:y1="26cm" svg:x2="9.5cm" svg:y2="27.5cm">
          <text:p/>
        </draw:line>
        <draw:frame draw:style-name="gr4" draw:text-style-name="P4" draw:layer="layout" svg:width="2.5cm" svg:height="0.645cm" svg:x="6.5cm" svg:y="9.355cm">
          <draw:text-box>
            <text:p text:style-name="P4"><text:span text:style-name="T1">sí</text:span></text:p>
          </draw:text-box>
        </draw:frame>
        <draw:frame draw:style-name="gr4" draw:text-style-name="P4" draw:layer="layout" svg:width="2.5cm" svg:height="0.645cm" svg:x="11.5cm" svg:y="9.355cm">
          <draw:text-box>
            <text:p text:style-name="P4"><text:span text:style-name="T1">no</text:span></text:p>
          </draw:text-box>
        </draw:frame>
        <draw:frame draw:style-name="gr4" draw:text-style-name="P4" draw:layer="layout" svg:width="2.5cm" svg:height="0.645cm" svg:x="6.5cm" svg:y="15.355cm">
          <draw:text-box>
            <text:p text:style-name="P4"><text:span text:style-name="T1">sí</text:span></text:p>
          </draw:text-box>
        </draw:frame>
        <draw:frame draw:style-name="gr4" draw:text-style-name="P4" draw:layer="layout" svg:width="2.5cm" svg:height="0.645cm" svg:x="11.5cm" svg:y="15.355cm">
          <draw:text-box>
            <text:p text:style-name="P4"><text:span text:style-name="T1">no</text:span></text:p>
          </draw:text-box>
        </draw:frame>
        <draw:frame draw:style-name="gr4" draw:text-style-name="P4" draw:layer="layout" svg:width="2.5cm" svg:height="0.645cm" svg:x="6.5cm" svg:y="21.355cm">
          <draw:text-box>
            <text:p text:style-name="P4"><text:span text:style-name="T1">sí</text:span></text:p>
          </draw:text-box>
        </draw:frame>
        <draw:frame draw:style-name="gr4" draw:text-style-name="P4" draw:layer="layout" svg:width="2.5cm" svg:height="0.645cm" svg:x="11.5cm" svg:y="21.355cm">
          <draw:text-box>
            <text:p text:style-name="P4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09-29T09:28:38</dc:date>
    <meta:editing-cycles>2</meta:editing-cycles>
    <meta:editing-duration>PT10M1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4"/>
  </office:meta>
</office:document-meta>
</file>